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5cm" fo:min-width="8.8cm"/>
    </style:style>
    <style:style style:name="gr2" style:family="graphic" style:parent-style-name="standard">
      <style:graphic-properties draw:textarea-horizontal-align="justify" draw:textarea-vertical-align="middle" draw:auto-grow-height="false" fo:min-height="1.518cm" fo:min-width="2.824cm"/>
    </style:style>
    <style:style style:name="gr3" style:family="graphic" style:parent-style-name="objectwithoutfill">
      <style:graphic-properties draw:stroke="dash" draw:stroke-dash="Ultrafine_20_2_20_Dots_20_3_20_Dashes" svg:stroke-color="#6666ff"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55cm" fo:min-width="1.9cm"/>
    </style:style>
    <style:style style:name="gr5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872cm" fo:min-width="1.922cm"/>
    </style:style>
    <style:style style:name="gr7" style:family="graphic" style:parent-style-name="objectwithoutfill">
      <style:graphic-properties draw:stroke="dash" draw:stroke-dash="Fine_20_Dashed" svg:stroke-color="#6666ff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color="#ffffff" fo:font-size="17pt" fo:font-weight="bold" style:font-size-asian="17pt" style:font-weight-asian="bold" style:font-size-complex="17pt" style:font-weight-complex="bold"/>
    </style:style>
    <style:style style:name="P5" style:family="paragraph"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 fo:font-size="17pt" fo:font-weight="bold" style:font-size-asian="17pt" style:font-weight-asian="bold" style:font-size-complex="17pt" style:font-weight-complex="bold"/>
    </style:style>
    <style:style style:name="T3" style:family="text">
      <style:text-properties fo:color="#ffffff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9.3cm" svg:height="2.4cm" svg:x="5.7cm" svg:y="14.8cm">
          <text:p text:style-name="P1"><text:span text:style-name="T1">MultiTenancyFramework.Cor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7cm" svg:height="2.5cm" svg:x="7.9cm" svg:y="19.1cm">
          <text:p text:style-name="P1"><text:span text:style-name="T1">IoC Contai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0.2cm" svg:y1="19.1cm" svg:x2="10.2cm" svg:y2="17.1cm">
          <text:p/>
        </draw:line>
        <draw:custom-shape draw:style-name="gr4" draw:text-style-name="P4" xml:id="id1" draw:id="id1" draw:layer="layout" svg:width="4.8cm" svg:height="3.6cm" svg:x="1.2cm" svg:y="9.8cm">
          <text:p text:style-name="P1"><text:span text:style-name="T2">Web </text:span><text:span text:style-name="T2"><text:line-break/></text:span><text:span text:style-name="T2">Framewor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3" draw:id="id3" draw:layer="layout" svg:width="4.8cm" svg:height="3.6cm" svg:x="14.8cm" svg:y="9.8cm">
          <text:p text:style-name="P1"><text:span text:style-name="T2">ORM / Data</text:span><text:span text:style-name="T2"><text:line-break/></text:span><text:span text:style-name="T2">Lay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3.6cm" svg:y1="13.4cm" svg:x2="5.7cm" svg:y2="16cm" draw:start-shape="id1" draw:start-glue-point="6" draw:end-shape="id2" draw:end-glue-point="3" svg:d="M3600 13400v2600h2100" svg:viewBox="0 0 2101 2601">
          <text:p/>
        </draw:connector>
        <draw:connector draw:style-name="gr5" draw:text-style-name="P3" draw:layer="layout" svg:x1="17.2cm" svg:y1="13.4cm" svg:x2="15cm" svg:y2="16cm" draw:start-shape="id3" draw:start-glue-point="6" draw:end-shape="id2" draw:end-glue-point="1" svg:d="M17200 13400v2600h-2200" svg:viewBox="0 0 2201 2601">
          <text:p/>
        </draw:connector>
        <draw:custom-shape draw:style-name="gr6" draw:text-style-name="P5" draw:layer="layout" svg:width="3.3cm" svg:height="3cm" svg:x="8.7cm" svg:y="10.1cm">
          <text:p text:style-name="P1"><text:span text:style-name="T3">ORM layer </text:span><text:span text:style-name="T3"><text:line-break/></text:span><text:span text:style-name="T3">for Web </text:span><text:span text:style-name="T3"><text:line-break/></text:span><text:span text:style-name="T3">Framework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7" draw:text-style-name="P3" draw:layer="layout" svg:x1="8.7cm" svg:y1="11.6cm" svg:x2="6cm" svg:y2="11.6cm">
          <text:p/>
        </draw:line>
        <draw:line draw:style-name="gr7" draw:text-style-name="P3" draw:layer="layout" svg:x1="12cm" svg:y1="11.6cm" svg:x2="14.8cm" svg:y2="11.6cm">
          <text:p/>
        </draw:line>
        <draw:line draw:style-name="gr7" draw:text-style-name="P3" draw:layer="layout" svg:x1="10.2cm" svg:y1="13.1cm" svg:x2="10.2cm" svg:y2="14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8T07:41:17.523000000</meta:creation-date>
    <dc:date>2016-07-08T12:32:44.302000000</dc:date>
    <meta:editing-duration>PT17M53S</meta:editing-duration>
    <meta:editing-cycles>2</meta:editing-cycles>
    <meta:generator>LibreOffice/5.1.3.2$Windows_x86 LibreOffice_project/644e4637d1d8544fd9f56425bd6cec110e49301b</meta:generator>
    <meta:document-statistic meta:object-count="11"/>
  </office:meta>
</office:document-meta>
</file>